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72dd" officeooo:paragraph-rsid="001172dd"/>
    </style:style>
    <style:style style:name="P2" style:family="paragraph" style:parent-style-name="Preformatted_20_Text">
      <style:text-properties officeooo:rsid="001172dd" officeooo:paragraph-rsid="001172dd" fo:background-color="#33ff99"/>
    </style:style>
    <style:style style:name="T1" style:family="text">
      <style:text-properties fo:background-color="#33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should investigate a bit more about different types of interpolation, especially those that we have not talked about in the class [check the slides for the long list of different techniques] and Prepare a two page report about it.</text:p>
      <text:p text:style-name="P2"/>
      <text:p text:style-name="P1"><text:span text:style-name="T1">Implement</text:span> Lanczos interpolation using your own code to double the size of two input images which are your image and Obelix image. Compare your result visually [and comment on them] with the performance of readily available functions of nearest neighbor, bilinear, bicubic and spline interpolation techniques. Copy your code, your input image, and your output image in a word file. This page is not counted as part of your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2-24T19:06:48.828873331</dc:date>
    <meta:editing-duration>PT52M7S</meta:editing-duration>
    <meta:editing-cycles>1</meta:editing-cycles>
    <meta:document-statistic meta:table-count="0" meta:image-count="0" meta:object-count="0" meta:page-count="1" meta:paragraph-count="2" meta:word-count="110" meta:character-count="663" meta:non-whitespace-character-count="555"/>
  </office:meta>
</office:document-meta>
</file>